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704" officeooo:paragraph-rsid="00012704"/>
    </style:style>
    <style:style style:name="P2" style:family="paragraph" style:parent-style-name="Standard">
      <style:text-properties officeooo:paragraph-rsid="00012704"/>
    </style:style>
    <style:style style:name="P3" style:family="paragraph" style:parent-style-name="Standard">
      <style:text-properties officeooo:rsid="00031a88" officeooo:paragraph-rsid="00031a88"/>
    </style:style>
    <style:style style:name="P4" style:family="paragraph" style:parent-style-name="Standard">
      <style:text-properties fo:color="#e9c062" loext:opacity="100%" style:font-name="Droid Sans Mono" fo:font-size="10.5pt" fo:font-weight="normal" officeooo:rsid="00031a88" officeooo:paragraph-rsid="00031a88" fo:background-color="#1e1e1e"/>
    </style:style>
    <style:style style:name="P5" style:family="paragraph" style:parent-style-name="Standard">
      <style:text-properties fo:color="#e9c062" loext:opacity="100%" style:font-name="Droid Sans Mono" fo:font-size="10.5pt" fo:font-weight="normal" officeooo:paragraph-rsid="00012704" fo:background-color="#1e1e1e"/>
    </style:style>
    <style:style style:name="P6" style:family="paragraph" style:parent-style-name="Standard">
      <style:text-properties fo:color="#e9c062" loext:opacity="100%" style:font-name="Droid Sans Mono" fo:font-size="10.5pt" fo:font-weight="normal" officeooo:rsid="000fac04" officeooo:paragraph-rsid="000fac04" fo:background-color="#1e1e1e"/>
    </style:style>
    <style:style style:name="P7" style:family="paragraph" style:parent-style-name="Standard">
      <style:text-properties officeooo:rsid="000a9073" officeooo:paragraph-rsid="000a9073"/>
    </style:style>
    <style:style style:name="P8" style:family="paragraph" style:parent-style-name="Standard">
      <style:text-properties officeooo:rsid="0006e4f6" officeooo:paragraph-rsid="0006e4f6"/>
    </style:style>
    <style:style style:name="P9" style:family="paragraph" style:parent-style-name="Standard">
      <style:text-properties officeooo:rsid="000fac04" officeooo:paragraph-rsid="000fac04"/>
    </style:style>
    <style:style style:name="T1" style:family="text">
      <style:text-properties officeooo:rsid="00012704"/>
    </style:style>
    <style:style style:name="T2" style:family="text">
      <style:text-properties officeooo:rsid="00031a88"/>
    </style:style>
    <style:style style:name="T3" style:family="text">
      <style:text-properties officeooo:rsid="0006e4f6"/>
    </style:style>
    <style:style style:name="T4" style:family="text">
      <style:text-properties officeooo:rsid="0006f29a"/>
    </style:style>
    <style:style style:name="T5" style:family="text">
      <style:text-properties officeooo:rsid="00082544"/>
    </style:style>
    <style:style style:name="T6" style:family="text">
      <style:text-properties officeooo:rsid="0008e8c8"/>
    </style:style>
    <style:style style:name="T7" style:family="text">
      <style:text-properties officeooo:rsid="000a9073"/>
    </style:style>
    <style:style style:name="T8" style:family="text">
      <style:text-properties officeooo:rsid="000bd348"/>
    </style:style>
    <style:style style:name="T9" style:family="text">
      <style:text-properties officeooo:rsid="000d57cc"/>
    </style:style>
    <style:style style:name="T10" style:family="text">
      <style:text-properties officeooo:rsid="000e1c67"/>
    </style:style>
    <style:style style:name="T11" style:family="text">
      <style:text-properties officeooo:rsid="001075c1"/>
    </style:style>
    <style:style style:name="T12" style:family="text">
      <style:text-properties officeooo:rsid="0011a2f8"/>
    </style:style>
    <style:style style:name="T13" style:family="text">
      <style:text-properties officeooo:rsid="0012ad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kander Hannachi </text:p>
      <text:p text:style-name="P1">Q1)</text:p>
      <text:p text:style-name="Standard"><text:s/>** Controle periodique 1 **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/>
      <text:p text:style-name="P1">Q2) Je n’ai pas d<text:span text:style-name="T4">ecomme</text:span>nte les lignes 10 et 11, s’il fallait les decommenter il aurait egalement fallu ajouter un “leave” ou pour etre plus precis, un pop %ebp, en effet, %ebp doit etre pop apres l’avoir push plus haut sur la pile. Un leave l’aurait fait aussi, cependant il aurait aussi servit a reinitialiser %esp a son adresse pointee sur la pile originellement.</text:p>
      <text:p text:style-name="P1"/>
      <text:p text:style-name="P2"><text:span text:style-name="T1">Q3) </text:span><text:span text:style-name="T2">mov</text:span><text:span text:style-name="T9">l</text:span><text:span text:style-name="T2"> </text:span><text:span text:style-name="T8">4</text:span><text:span text:style-name="T2">(%esp), %ch . Je dis </text:span><text:span text:style-name="T12">quil faut lire </text:span><text:span text:style-name="T10">4</text:span><text:span text:style-name="T2"> </text:span><text:span text:style-name="T12">plus loin sur</text:span><text:span text:style-name="T2"> la pile </text:span><text:span text:style-name="T13">par rapport a %esp p</text:span><text:span text:style-name="T2">our aller lire en memoire ladresse du parametre qui vient detre passe, ensuite, le registre %ch ira pointer sur cette adresse.</text:span></text:p>
      <text:p text:style-name="P2"/>
      <text:p text:style-name="P3">Q4) <text:span text:style-name="T3">voir fichier zip</text:span></text:p>
      <text:p text:style-name="P3"/>
      <text:p text:style-name="P8">Q5) <text:span text:style-name="T4">Ces lignes servent a verifier que si apres l’ajout du parametre “Key”, si la letre est m</text:span><text:span text:style-name="T5">ajuscule</text:span><text:span text:style-name="T4"> et que l’ajout entraine un deplacement vers les caract</text:span><text:span text:style-name="T5">eres minuscules</text:span><text:span text:style-name="T4">, le programme </text:span><text:span text:style-name="T7">aux </text:span><text:span text:style-name="T4">m</text:span><text:span text:style-name="T5">ajuscule</text:span><text:span text:style-name="T7">s </text:span><text:span text:style-name="T4">puis poursuit sa substitution vers une lettre m</text:span><text:span text:style-name="T5">ajuscule a “key” plus loin</text:span><text:span text:style-name="T4">. </text:span><text:span text:style-name="T5">En effet, lorsque l’on fait un &amp; 0x20, c’est pour verifier justement que l’addition de key n’a pas entraine un changement de bit sur le 6 bit a partir de la droite vers la gauche. Ce ch</text:span><text:span text:style-name="T6">a</text:span><text:span text:style-name="T5">ngement traduirait que l’addition viens </text:span><text:span text:style-name="T7">de </text:span><text:span text:style-name="T5">depasser l’intervalle de recherche voulu pour les lettres majuscules et nous ramenerait donc vers les lettres minuscules qui sont alphabetiques, mais non desirees.</text:span></text:p>
      <text:p text:style-name="P8"/>
      <text:p text:style-name="P9">Q<text:span text:style-name="T11">6</text:span>) Un exemple serait “Z” come char avec une key de 15.</text:p>
      <text:p text:style-name="P5"/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28:01.323401818</meta:creation-date>
    <dc:date>2022-03-11T23:57:43.457377530</dc:date>
    <meta:editing-duration>PT1H55M15S</meta:editing-duration>
    <meta:editing-cycles>12</meta:editing-cycles>
    <meta:generator>LibreOffice/7.2.5.2$Linux_X86_64 LibreOffice_project/20$Build-2</meta:generator>
    <meta:document-statistic meta:table-count="0" meta:image-count="0" meta:object-count="0" meta:page-count="1" meta:paragraph-count="24" meta:word-count="338" meta:character-count="1706" meta:non-whitespace-character-count="1385"/>
  </office:meta>
</office:document-meta>
</file>